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935" officeooo:paragraph-rsid="00238935"/>
    </style:style>
    <style:style style:name="P2" style:family="paragraph" style:parent-style-name="Text_20_body">
      <style:paragraph-properties fo:break-before="page"/>
      <style:text-properties officeooo:rsid="00248609" officeooo:paragraph-rsid="00248609"/>
    </style:style>
    <style:style style:name="P3" style:family="paragraph" style:parent-style-name="Text_20_body">
      <style:paragraph-properties fo:break-before="page"/>
      <style:text-properties officeooo:rsid="00256331" officeooo:paragraph-rsid="00256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supervisor del programa de jóvenes pilotos de Red Bull, Helmut Marko, que es quién hace y deshace las alineaciones de pilotos en la escudería energética, ha intentado explicar el porqué del ascenso de Max Verstappen al primer equipo y la degradación de Daniil Kvyat a Toro Rosso.</text:p>
      <text:p text:style-name="P1">Sorprenden que Marko intente hacernos creer que la degradación de Kvyat es por el bien del piloto ruso, tal y como ha explicado en Motorsport-Total:</text:p>
      <text:p text:style-name="P1">“Fundamentalmente ha sido una forma de quitarle presión a Kvyat. Este año no tenía el mismo rendimiento que el pasado porque de media estaba rodando entre tres y cinco décimas más lento que Ricciardo. A veces era bueno, como en China, pero se había puesto mucha presión sobre sí mismo y era muy inconsistente, con altibajos. El accidente de Sochi fue una consecuencia de esa presión que él mismo se había puesto”</text:p>
      <text:p text:style-name="P1">Pero quizás el argumento más sorprendente es que, según Marko, con ese movimiento han logrado minimizar las tensiones que existían en Toro Rosso entre Verstappen y Carlos Sainz:</text:p>
      <text:p text:style-name="P1">“Por otro lado se había creado un considerable malestar en Toro Rosso entre Verstappen y Sainz, así que de esta manera hemos resuelto varios problemas internos en el equipo”</text:p>
      <text:p text:style-name="P1">Aunque la promoción de Verstappen a Red Bull pueda parecer que deja a Sainz en una situación comprometida, Marko ha asegurado que no tiene que ser perjudicial para el español y ha defendido su labor en Toro Rosso.</text:p>
      <text:p text:style-name="P1">Marko reconoce que Carlos ha tenido mala suerte en este arranque de temporada por averías e incidentes de carrera y entiende que esos inconvenientes le han impedido maximizar sus resultados: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<text:soft-page-break/>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<text:soft-page-break/>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1">“Internamente sabemos que Sainz ha obtenido resultados por debajo de su valor. Su único error es que empieza muy fuerte los viernes y luego no logra una mejora adicional, pero ha sido simplemente por mala suerte. No hay conspiraciones, simplemente mala suerte. Sabemos que antes siempre le ocurrían todos los problemas a Webber y en 2014, de repente, todos los problemas le ocurrieron a Vettel en lugar de a Ricciardo. Estoy seguro de que cuando Carlos tenga dos o tres carreras sin problemas hasta la meta, logrará un gran impulso”</text:p>
      <text:p text:style-name="P2">esto es otra puta página!</text:p>
      <text:p text:style-name="P3">Otra página 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21:17:05.573725215</meta:creation-date>
    <dc:date>2016-05-07T12:18:44.661778028</dc:date>
    <dc:creator>Manuel Velez</dc:creator>
    <meta:editing-duration>PT7H15M58S</meta:editing-duration>
    <meta:editing-cycles>29</meta:editing-cycles>
    <meta:generator>LibreOffice/5.1.2.2$Linux_X86_64 LibreOffice_project/10m0$Build-2</meta:generator>
    <meta:document-statistic meta:table-count="0" meta:image-count="0" meta:object-count="0" meta:page-count="5" meta:paragraph-count="22" meta:word-count="1448" meta:character-count="8551" meta:non-whitespace-character-count="7125"/>
  </office:meta>
</office:document-meta>
</file>